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40388533333333" calcext:value-type="float">
            <text:p>4.40389</text:p>
          </table:table-cell>
          <table:table-cell office:value-type="float" office:value="0.866208" calcext:value-type="float">
            <text:p>0.86621</text:p>
          </table:table-cell>
          <table:table-cell office:value-type="float" office:value="3.47296" calcext:value-type="float">
            <text:p>3.47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61928" calcext:value-type="float">
            <text:p>4.26193</text:p>
          </table:table-cell>
          <table:table-cell office:value-type="float" office:value="1.115656" calcext:value-type="float">
            <text:p>1.11566</text:p>
          </table:table-cell>
          <table:table-cell office:value-type="float" office:value="4.471072" calcext:value-type="float">
            <text:p>4.471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24138133333333" calcext:value-type="float">
            <text:p>4.24138</text:p>
          </table:table-cell>
          <table:table-cell office:value-type="float" office:value="1.12938" calcext:value-type="float">
            <text:p>1.12938</text:p>
          </table:table-cell>
          <table:table-cell office:value-type="float" office:value="4.509072" calcext:value-type="float">
            <text:p>4.509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38056" calcext:value-type="float">
            <text:p>4.23806</text:p>
          </table:table-cell>
          <table:table-cell office:value-type="float" office:value="1.15208" calcext:value-type="float">
            <text:p>1.15208</text:p>
          </table:table-cell>
          <table:table-cell office:value-type="float" office:value="4.670768" calcext:value-type="float">
            <text:p>4.670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1708" calcext:value-type="float">
            <text:p>4.21708</text:p>
          </table:table-cell>
          <table:table-cell office:value-type="float" office:value="1.180312" calcext:value-type="float">
            <text:p>1.18031</text:p>
          </table:table-cell>
          <table:table-cell office:value-type="float" office:value="4.769408" calcext:value-type="float">
            <text:p>4.769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614666666667" calcext:value-type="float">
            <text:p>4.21615</text:p>
          </table:table-cell>
          <table:table-cell office:value-type="float" office:value="1.21032" calcext:value-type="float">
            <text:p>1.21032</text:p>
          </table:table-cell>
          <table:table-cell office:value-type="float" office:value="4.721552" calcext:value-type="float">
            <text:p>4.721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278666666667" calcext:value-type="float">
            <text:p>4.18279</text:p>
          </table:table-cell>
          <table:table-cell office:value-type="float" office:value="1.218576" calcext:value-type="float">
            <text:p>1.21858</text:p>
          </table:table-cell>
          <table:table-cell office:value-type="float" office:value="4.859632" calcext:value-type="float">
            <text:p>4.859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5048" calcext:value-type="float">
            <text:p>4.17505</text:p>
          </table:table-cell>
          <table:table-cell office:value-type="float" office:value="1.245984" calcext:value-type="float">
            <text:p>1.24598</text:p>
          </table:table-cell>
          <table:table-cell office:value-type="float" office:value="4.968736" calcext:value-type="float">
            <text:p>4.96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151466666667" calcext:value-type="float">
            <text:p>4.17151</text:p>
          </table:table-cell>
          <table:table-cell office:value-type="float" office:value="1.234172" calcext:value-type="float">
            <text:p>1.23417</text:p>
          </table:table-cell>
          <table:table-cell office:value-type="float" office:value="4.951888" calcext:value-type="float">
            <text:p>4.951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2661066666667" calcext:value-type="float">
            <text:p>4.12661</text:p>
          </table:table-cell>
          <table:table-cell office:value-type="float" office:value="1.329216" calcext:value-type="float">
            <text:p>1.32922</text:p>
          </table:table-cell>
          <table:table-cell office:value-type="float" office:value="5.313152" calcext:value-type="float">
            <text:p>5.31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509866666667" calcext:value-type="float">
            <text:p>4.1151</text:p>
          </table:table-cell>
          <table:table-cell office:value-type="float" office:value="1.30822" calcext:value-type="float">
            <text:p>1.30822</text:p>
          </table:table-cell>
          <table:table-cell office:value-type="float" office:value="5.236592" calcext:value-type="float">
            <text:p>5.23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71384" calcext:value-type="float">
            <text:p>4.07138</text:p>
          </table:table-cell>
          <table:table-cell office:value-type="float" office:value="1.411844" calcext:value-type="float">
            <text:p>1.41184</text:p>
          </table:table-cell>
          <table:table-cell office:value-type="float" office:value="5.675424" calcext:value-type="float">
            <text:p>5.67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7081066666667" calcext:value-type="float">
            <text:p>4.07081</text:p>
          </table:table-cell>
          <table:table-cell office:value-type="float" office:value="1.41136" calcext:value-type="float">
            <text:p>1.41136</text:p>
          </table:table-cell>
          <table:table-cell office:value-type="float" office:value="5.673248" calcext:value-type="float">
            <text:p>5.673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564266666667" calcext:value-type="float">
            <text:p>4.05564</text:p>
          </table:table-cell>
          <table:table-cell office:value-type="float" office:value="1.39896" calcext:value-type="float">
            <text:p>1.39896</text:p>
          </table:table-cell>
          <table:table-cell office:value-type="float" office:value="5.568032" calcext:value-type="float">
            <text:p>5.568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809066666667" calcext:value-type="float">
            <text:p>4.03809</text:p>
          </table:table-cell>
          <table:table-cell office:value-type="float" office:value="1.44218" calcext:value-type="float">
            <text:p>1.44218</text:p>
          </table:table-cell>
          <table:table-cell office:value-type="float" office:value="5.742448" calcext:value-type="float">
            <text:p>5.742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03801066666667" calcext:value-type="float">
            <text:p>4.03801</text:p>
          </table:table-cell>
          <table:table-cell office:value-type="float" office:value="1.443668" calcext:value-type="float">
            <text:p>1.44367</text:p>
          </table:table-cell>
          <table:table-cell office:value-type="float" office:value="5.800944" calcext:value-type="float">
            <text:p>5.800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4616" calcext:value-type="float">
            <text:p>4.03462</text:p>
          </table:table-cell>
          <table:table-cell office:value-type="float" office:value="1.456536" calcext:value-type="float">
            <text:p>1.45654</text:p>
          </table:table-cell>
          <table:table-cell office:value-type="float" office:value="5.820304" calcext:value-type="float">
            <text:p>5.82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97333333333" calcext:value-type="float">
            <text:p>4.02997</text:p>
          </table:table-cell>
          <table:table-cell office:value-type="float" office:value="1.44658" calcext:value-type="float">
            <text:p>1.44658</text:p>
          </table:table-cell>
          <table:table-cell office:value-type="float" office:value="5.79216" calcext:value-type="float">
            <text:p>5.79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2211733333333" calcext:value-type="float">
            <text:p>4.02212</text:p>
          </table:table-cell>
          <table:table-cell office:value-type="float" office:value="1.447788" calcext:value-type="float">
            <text:p>1.44779</text:p>
          </table:table-cell>
          <table:table-cell office:value-type="float" office:value="5.805904" calcext:value-type="float">
            <text:p>5.8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805066666667" calcext:value-type="float">
            <text:p>4.01805</text:p>
          </table:table-cell>
          <table:table-cell office:value-type="float" office:value="1.497188" calcext:value-type="float">
            <text:p>1.49719</text:p>
          </table:table-cell>
          <table:table-cell office:value-type="float" office:value="5.923136" calcext:value-type="float">
            <text:p>5.92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4128" calcext:value-type="float">
            <text:p>4.01413</text:p>
          </table:table-cell>
          <table:table-cell office:value-type="float" office:value="1.441456" calcext:value-type="float">
            <text:p>1.44146</text:p>
          </table:table-cell>
          <table:table-cell office:value-type="float" office:value="5.825008" calcext:value-type="float">
            <text:p>5.825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1249333333333" calcext:value-type="float">
            <text:p>4.01249</text:p>
          </table:table-cell>
          <table:table-cell office:value-type="float" office:value="1.456996" calcext:value-type="float">
            <text:p>1.457</text:p>
          </table:table-cell>
          <table:table-cell office:value-type="float" office:value="5.8936" calcext:value-type="float">
            <text:p>5.89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9601866666667" calcext:value-type="float">
            <text:p>3.99602</text:p>
          </table:table-cell>
          <table:table-cell office:value-type="float" office:value="1.515944" calcext:value-type="float">
            <text:p>1.51594</text:p>
          </table:table-cell>
          <table:table-cell office:value-type="float" office:value="6.04368" calcext:value-type="float">
            <text:p>6.04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9353066666667" calcext:value-type="float">
            <text:p>3.99353</text:p>
          </table:table-cell>
          <table:table-cell office:value-type="float" office:value="1.499732" calcext:value-type="float">
            <text:p>1.49973</text:p>
          </table:table-cell>
          <table:table-cell office:value-type="float" office:value="6.019024" calcext:value-type="float">
            <text:p>6.019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774666666667" calcext:value-type="float">
            <text:p>3.94775</text:p>
          </table:table-cell>
          <table:table-cell office:value-type="float" office:value="1.580108" calcext:value-type="float">
            <text:p>1.58011</text:p>
          </table:table-cell>
          <table:table-cell office:value-type="float" office:value="6.3388" calcext:value-type="float">
            <text:p>6.33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4527466666667" calcext:value-type="float">
            <text:p>3.94527</text:p>
          </table:table-cell>
          <table:table-cell office:value-type="float" office:value="1.612992" calcext:value-type="float">
            <text:p>1.61299</text:p>
          </table:table-cell>
          <table:table-cell office:value-type="float" office:value="6.566416" calcext:value-type="float">
            <text:p>6.566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940266666667" calcext:value-type="float">
            <text:p>3.9394</text:p>
          </table:table-cell>
          <table:table-cell office:value-type="float" office:value="1.589168" calcext:value-type="float">
            <text:p>1.58917</text:p>
          </table:table-cell>
          <table:table-cell office:value-type="float" office:value="6.338304" calcext:value-type="float">
            <text:p>6.33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768" calcext:value-type="float">
            <text:p>3.93768</text:p>
          </table:table-cell>
          <table:table-cell office:value-type="float" office:value="1.58224" calcext:value-type="float">
            <text:p>1.58224</text:p>
          </table:table-cell>
          <table:table-cell office:value-type="float" office:value="6.378672" calcext:value-type="float">
            <text:p>6.378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2498933333333" calcext:value-type="float">
            <text:p>3.92499</text:p>
          </table:table-cell>
          <table:table-cell office:value-type="float" office:value="1.59984" calcext:value-type="float">
            <text:p>1.59984</text:p>
          </table:table-cell>
          <table:table-cell office:value-type="float" office:value="6.312208" calcext:value-type="float">
            <text:p>6.312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722133333333" calcext:value-type="float">
            <text:p>3.90722</text:p>
          </table:table-cell>
          <table:table-cell office:value-type="float" office:value="1.660928" calcext:value-type="float">
            <text:p>1.66093</text:p>
          </table:table-cell>
          <table:table-cell office:value-type="float" office:value="6.673296" calcext:value-type="float">
            <text:p>6.67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139466666667" calcext:value-type="float">
            <text:p>3.90139</text:p>
          </table:table-cell>
          <table:table-cell office:value-type="float" office:value="1.679832" calcext:value-type="float">
            <text:p>1.67983</text:p>
          </table:table-cell>
          <table:table-cell office:value-type="float" office:value="6.701376" calcext:value-type="float">
            <text:p>6.701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056266666667" calcext:value-type="float">
            <text:p>3.89056</text:p>
          </table:table-cell>
          <table:table-cell office:value-type="float" office:value="1.65048" calcext:value-type="float">
            <text:p>1.65048</text:p>
          </table:table-cell>
          <table:table-cell office:value-type="float" office:value="6.591824" calcext:value-type="float">
            <text:p>6.59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88003733333333" calcext:value-type="float">
            <text:p>3.88004</text:p>
          </table:table-cell>
          <table:table-cell office:value-type="float" office:value="1.64802" calcext:value-type="float">
            <text:p>1.64802</text:p>
          </table:table-cell>
          <table:table-cell office:value-type="float" office:value="6.610032" calcext:value-type="float">
            <text:p>6.610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7352" calcext:value-type="float">
            <text:p>3.87735</text:p>
          </table:table-cell>
          <table:table-cell office:value-type="float" office:value="1.662212" calcext:value-type="float">
            <text:p>1.66221</text:p>
          </table:table-cell>
          <table:table-cell office:value-type="float" office:value="6.619264" calcext:value-type="float">
            <text:p>6.619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6791733333333" calcext:value-type="float">
            <text:p>3.86792</text:p>
          </table:table-cell>
          <table:table-cell office:value-type="float" office:value="1.697604" calcext:value-type="float">
            <text:p>1.6976</text:p>
          </table:table-cell>
          <table:table-cell office:value-type="float" office:value="6.778816" calcext:value-type="float">
            <text:p>6.778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572266666667" calcext:value-type="float">
            <text:p>3.84572</text:p>
          </table:table-cell>
          <table:table-cell office:value-type="float" office:value="1.718124" calcext:value-type="float">
            <text:p>1.71812</text:p>
          </table:table-cell>
          <table:table-cell office:value-type="float" office:value="6.9284" calcext:value-type="float">
            <text:p>6.92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3829066666667" calcext:value-type="float">
            <text:p>3.83829</text:p>
          </table:table-cell>
          <table:table-cell office:value-type="float" office:value="1.755856" calcext:value-type="float">
            <text:p>1.75586</text:p>
          </table:table-cell>
          <table:table-cell office:value-type="float" office:value="6.96752" calcext:value-type="float">
            <text:p>6.967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08992" calcext:value-type="float">
            <text:p>3.80899</text:p>
          </table:table-cell>
          <table:table-cell office:value-type="float" office:value="1.787256" calcext:value-type="float">
            <text:p>1.78726</text:p>
          </table:table-cell>
          <table:table-cell office:value-type="float" office:value="7.189504" calcext:value-type="float">
            <text:p>7.18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99752" calcext:value-type="float">
            <text:p>3.79975</text:p>
          </table:table-cell>
          <table:table-cell office:value-type="float" office:value="1.772616" calcext:value-type="float">
            <text:p>1.77262</text:p>
          </table:table-cell>
          <table:table-cell office:value-type="float" office:value="7.06608" calcext:value-type="float">
            <text:p>7.06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9907466666667" calcext:value-type="float">
            <text:p>3.79907</text:p>
          </table:table-cell>
          <table:table-cell office:value-type="float" office:value="1.800644" calcext:value-type="float">
            <text:p>1.80064</text:p>
          </table:table-cell>
          <table:table-cell office:value-type="float" office:value="7.162096" calcext:value-type="float">
            <text:p>7.1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58696" calcext:value-type="float">
            <text:p>3.7587</text:p>
          </table:table-cell>
          <table:table-cell office:value-type="float" office:value="1.86118" calcext:value-type="float">
            <text:p>1.86118</text:p>
          </table:table-cell>
          <table:table-cell office:value-type="float" office:value="7.440432" calcext:value-type="float">
            <text:p>7.44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39072" calcext:value-type="float">
            <text:p>3.73907</text:p>
          </table:table-cell>
          <table:table-cell office:value-type="float" office:value="1.922068" calcext:value-type="float">
            <text:p>1.92207</text:p>
          </table:table-cell>
          <table:table-cell office:value-type="float" office:value="7.576384" calcext:value-type="float">
            <text:p>7.57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2237333333333" calcext:value-type="float">
            <text:p>3.72237</text:p>
          </table:table-cell>
          <table:table-cell office:value-type="float" office:value="1.885764" calcext:value-type="float">
            <text:p>1.88576</text:p>
          </table:table-cell>
          <table:table-cell office:value-type="float" office:value="7.654944" calcext:value-type="float">
            <text:p>7.654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7066933333333" calcext:value-type="float">
            <text:p>3.67067</text:p>
          </table:table-cell>
          <table:table-cell office:value-type="float" office:value="1.99862" calcext:value-type="float">
            <text:p>1.99862</text:p>
          </table:table-cell>
          <table:table-cell office:value-type="float" office:value="8.014304" calcext:value-type="float">
            <text:p>8.01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658592" calcext:value-type="float">
            <text:p>3.65859</text:p>
          </table:table-cell>
          <table:table-cell office:value-type="float" office:value="2.007488" calcext:value-type="float">
            <text:p>2.00749</text:p>
          </table:table-cell>
          <table:table-cell office:value-type="float" office:value="8.010128" calcext:value-type="float">
            <text:p>8.01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4236" calcext:value-type="float">
            <text:p>3.74236</text:p>
          </table:table-cell>
          <table:table-cell office:value-type="float" office:value="1.887236" calcext:value-type="float">
            <text:p>1.88724</text:p>
          </table:table-cell>
          <table:table-cell office:value-type="float" office:value="7.553232" calcext:value-type="float">
            <text:p>7.55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28696" calcext:value-type="float">
            <text:p>3.8287</text:p>
          </table:table-cell>
          <table:table-cell office:value-type="float" office:value="1.784712" calcext:value-type="float">
            <text:p>1.78471</text:p>
          </table:table-cell>
          <table:table-cell office:value-type="float" office:value="7.163232" calcext:value-type="float">
            <text:p>7.16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6550933333333" calcext:value-type="float">
            <text:p>3.86551</text:p>
          </table:table-cell>
          <table:table-cell office:value-type="float" office:value="1.702256" calcext:value-type="float">
            <text:p>1.70226</text:p>
          </table:table-cell>
          <table:table-cell office:value-type="float" office:value="6.820624" calcext:value-type="float">
            <text:p>6.820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5552" calcext:value-type="float">
            <text:p>3.88555</text:p>
          </table:table-cell>
          <table:table-cell office:value-type="float" office:value="1.685348" calcext:value-type="float">
            <text:p>1.68535</text:p>
          </table:table-cell>
          <table:table-cell office:value-type="float" office:value="6.751488" calcext:value-type="float">
            <text:p>6.751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6926666666667" calcext:value-type="float">
            <text:p>3.86927</text:p>
          </table:table-cell>
          <table:table-cell office:value-type="float" office:value="1.665196" calcext:value-type="float">
            <text:p>1.6652</text:p>
          </table:table-cell>
          <table:table-cell office:value-type="float" office:value="6.546336" calcext:value-type="float">
            <text:p>6.546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4768" calcext:value-type="float">
            <text:p>3.94477</text:p>
          </table:table-cell>
          <table:table-cell office:value-type="float" office:value="1.594088" calcext:value-type="float">
            <text:p>1.59409</text:p>
          </table:table-cell>
          <table:table-cell office:value-type="float" office:value="6.32664" calcext:value-type="float">
            <text:p>6.326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612" calcext:value-type="float">
            <text:p>3.95612</text:p>
          </table:table-cell>
          <table:table-cell office:value-type="float" office:value="1.578496" calcext:value-type="float">
            <text:p>1.5785</text:p>
          </table:table-cell>
          <table:table-cell office:value-type="float" office:value="6.401136" calcext:value-type="float">
            <text:p>6.401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691466666667" calcext:value-type="float">
            <text:p>4.04691</text:p>
          </table:table-cell>
          <table:table-cell office:value-type="float" office:value="1.448664" calcext:value-type="float">
            <text:p>1.44866</text:p>
          </table:table-cell>
          <table:table-cell office:value-type="float" office:value="5.779904" calcext:value-type="float">
            <text:p>5.77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59192" calcext:value-type="float">
            <text:p>4.05919</text:p>
          </table:table-cell>
          <table:table-cell office:value-type="float" office:value="1.448564" calcext:value-type="float">
            <text:p>1.44856</text:p>
          </table:table-cell>
          <table:table-cell office:value-type="float" office:value="5.735072" calcext:value-type="float">
            <text:p>5.735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32856" calcext:value-type="float">
            <text:p>4.03286</text:p>
          </table:table-cell>
          <table:table-cell office:value-type="float" office:value="1.431796" calcext:value-type="float">
            <text:p>1.4318</text:p>
          </table:table-cell>
          <table:table-cell office:value-type="float" office:value="5.699136" calcext:value-type="float">
            <text:p>5.699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427733333333" calcext:value-type="float">
            <text:p>4.19428</text:p>
          </table:table-cell>
          <table:table-cell office:value-type="float" office:value="1.215828" calcext:value-type="float">
            <text:p>1.21583</text:p>
          </table:table-cell>
          <table:table-cell office:value-type="float" office:value="4.877984" calcext:value-type="float">
            <text:p>4.877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0695466666667" calcext:value-type="float">
            <text:p>4.20695</text:p>
          </table:table-cell>
          <table:table-cell office:value-type="float" office:value="1.183636" calcext:value-type="float">
            <text:p>1.18364</text:p>
          </table:table-cell>
          <table:table-cell office:value-type="float" office:value="4.686384" calcext:value-type="float">
            <text:p>4.68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88552" calcext:value-type="float">
            <text:p>4.18855</text:p>
          </table:table-cell>
          <table:table-cell office:value-type="float" office:value="1.182632" calcext:value-type="float">
            <text:p>1.18263</text:p>
          </table:table-cell>
          <table:table-cell office:value-type="float" office:value="4.850256" calcext:value-type="float">
            <text:p>4.850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785866666667" calcext:value-type="float">
            <text:p>4.22786</text:p>
          </table:table-cell>
          <table:table-cell office:value-type="float" office:value="1.149048" calcext:value-type="float">
            <text:p>1.14905</text:p>
          </table:table-cell>
          <table:table-cell office:value-type="float" office:value="4.533744" calcext:value-type="float">
            <text:p>4.533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32048" calcext:value-type="float">
            <text:p>4.43205</text:p>
          </table:table-cell>
          <table:table-cell office:value-type="float" office:value="0.879892" calcext:value-type="float">
            <text:p>0.87989</text:p>
          </table:table-cell>
          <table:table-cell office:value-type="float" office:value="3.51144" calcext:value-type="float">
            <text:p>3.511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61928" calcext:value-type="float">
            <text:p>4.26193</text:p>
          </table:table-cell>
          <table:table-cell office:value-type="float" office:value="1.115656" calcext:value-type="float">
            <text:p>1.11566</text:p>
          </table:table-cell>
          <table:table-cell office:value-type="float" office:value="4.471072" calcext:value-type="float">
            <text:p>4.471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3.96104622222222" calcext:value-type="float">
            <text:p>3.96105</text:p>
          </table:table-cell>
          <table:table-cell table:formula="of:=AVERAGE([.BT1:.BT15])" office:value-type="float" office:value="1.55268106666667" calcext:value-type="float">
            <text:p>1.55268</text:p>
          </table:table-cell>
          <table:table-cell table:formula="of:=AVERAGE([.BU1:.BU15])" office:value-type="float" office:value="6.213008" calcext:value-type="float">
            <text:p>6.2130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151466666667" calcext:value-type="float">
            <text:p>4.17151</text:p>
          </table:table-cell>
          <table:table-cell office:value-type="float" office:value="1.234172" calcext:value-type="float">
            <text:p>1.23417</text:p>
          </table:table-cell>
          <table:table-cell office:value-type="float" office:value="4.951888" calcext:value-type="float">
            <text:p>4.951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4.13148853333333" calcext:value-type="float">
            <text:p>4.13149</text:p>
          </table:table-cell>
          <table:table-cell table:formula="of:=AVERAGE([.BT1:.BT5])" office:value-type="float" office:value="1.3023176" calcext:value-type="float">
            <text:p>1.30232</text:p>
          </table:table-cell>
          <table:table-cell table:formula="of:=AVERAGE([.BU1:.BU5])" office:value-type="float" office:value="5.2150496" calcext:value-type="float">
            <text:p>5.21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509866666667" calcext:value-type="float">
            <text:p>4.1151</text:p>
          </table:table-cell>
          <table:table-cell office:value-type="float" office:value="1.30822" calcext:value-type="float">
            <text:p>1.30822</text:p>
          </table:table-cell>
          <table:table-cell office:value-type="float" office:value="5.236592" calcext:value-type="float">
            <text:p>5.23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7081066666667" calcext:value-type="float">
            <text:p>4.07081</text:p>
          </table:table-cell>
          <table:table-cell office:value-type="float" office:value="1.41136" calcext:value-type="float">
            <text:p>1.41136</text:p>
          </table:table-cell>
          <table:table-cell office:value-type="float" office:value="5.673248" calcext:value-type="float">
            <text:p>5.673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809066666667" calcext:value-type="float">
            <text:p>4.03809</text:p>
          </table:table-cell>
          <table:table-cell office:value-type="float" office:value="1.44218" calcext:value-type="float">
            <text:p>1.44218</text:p>
          </table:table-cell>
          <table:table-cell office:value-type="float" office:value="5.742448" calcext:value-type="float">
            <text:p>5.742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4616" calcext:value-type="float">
            <text:p>4.03462</text:p>
          </table:table-cell>
          <table:table-cell office:value-type="float" office:value="1.456536" calcext:value-type="float">
            <text:p>1.45654</text:p>
          </table:table-cell>
          <table:table-cell office:value-type="float" office:value="5.820304" calcext:value-type="float">
            <text:p>5.82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1249333333333" calcext:value-type="float">
            <text:p>4.01249</text:p>
          </table:table-cell>
          <table:table-cell office:value-type="float" office:value="1.456996" calcext:value-type="float">
            <text:p>1.457</text:p>
          </table:table-cell>
          <table:table-cell office:value-type="float" office:value="5.8936" calcext:value-type="float">
            <text:p>5.89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9601866666667" calcext:value-type="float">
            <text:p>3.99602</text:p>
          </table:table-cell>
          <table:table-cell office:value-type="float" office:value="1.515944" calcext:value-type="float">
            <text:p>1.51594</text:p>
          </table:table-cell>
          <table:table-cell office:value-type="float" office:value="6.04368" calcext:value-type="float">
            <text:p>6.04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940266666667" calcext:value-type="float">
            <text:p>3.9394</text:p>
          </table:table-cell>
          <table:table-cell office:value-type="float" office:value="1.589168" calcext:value-type="float">
            <text:p>1.58917</text:p>
          </table:table-cell>
          <table:table-cell office:value-type="float" office:value="6.338304" calcext:value-type="float">
            <text:p>6.33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88003733333333" calcext:value-type="float">
            <text:p>3.88004</text:p>
          </table:table-cell>
          <table:table-cell office:value-type="float" office:value="1.64802" calcext:value-type="float">
            <text:p>1.64802</text:p>
          </table:table-cell>
          <table:table-cell office:value-type="float" office:value="6.610032" calcext:value-type="float">
            <text:p>6.610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7352" calcext:value-type="float">
            <text:p>3.87735</text:p>
          </table:table-cell>
          <table:table-cell office:value-type="float" office:value="1.662212" calcext:value-type="float">
            <text:p>1.66221</text:p>
          </table:table-cell>
          <table:table-cell office:value-type="float" office:value="6.619264" calcext:value-type="float">
            <text:p>6.619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3829066666667" calcext:value-type="float">
            <text:p>3.83829</text:p>
          </table:table-cell>
          <table:table-cell office:value-type="float" office:value="1.755856" calcext:value-type="float">
            <text:p>1.75586</text:p>
          </table:table-cell>
          <table:table-cell office:value-type="float" office:value="6.96752" calcext:value-type="float">
            <text:p>6.967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9907466666667" calcext:value-type="float">
            <text:p>3.79907</text:p>
          </table:table-cell>
          <table:table-cell office:value-type="float" office:value="1.800644" calcext:value-type="float">
            <text:p>1.80064</text:p>
          </table:table-cell>
          <table:table-cell office:value-type="float" office:value="7.162096" calcext:value-type="float">
            <text:p>7.16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2237333333333" calcext:value-type="float">
            <text:p>3.72237</text:p>
          </table:table-cell>
          <table:table-cell office:value-type="float" office:value="1.885764" calcext:value-type="float">
            <text:p>1.88576</text:p>
          </table:table-cell>
          <table:table-cell office:value-type="float" office:value="7.654944" calcext:value-type="float">
            <text:p>7.654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658592" calcext:value-type="float">
            <text:p>3.65859</text:p>
          </table:table-cell>
          <table:table-cell office:value-type="float" office:value="2.007488" calcext:value-type="float">
            <text:p>2.00749</text:p>
          </table:table-cell>
          <table:table-cell office:value-type="float" office:value="8.010128" calcext:value-type="float">
            <text:p>8.01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24138133333333" calcext:value-type="float">
            <text:p>4.24138</text:p>
          </table:table-cell>
          <table:table-cell office:value-type="float" office:value="1.12938" calcext:value-type="float">
            <text:p>1.12938</text:p>
          </table:table-cell>
          <table:table-cell office:value-type="float" office:value="4.509072" calcext:value-type="float">
            <text:p>4.509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3.96660444444444" calcext:value-type="float">
            <text:p>3.9666</text:p>
          </table:table-cell>
          <table:table-cell table:formula="of:=AVERAGE([.BT16:.BT30])" office:value-type="float" office:value="1.55584293333333" calcext:value-type="float">
            <text:p>1.55584</text:p>
          </table:table-cell>
          <table:table-cell table:formula="of:=AVERAGE([.BU16:.BU30])" office:value-type="float" office:value="6.221088" calcext:value-type="float">
            <text:p>6.22109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5048" calcext:value-type="float">
            <text:p>4.17505</text:p>
          </table:table-cell>
          <table:table-cell office:value-type="float" office:value="1.245984" calcext:value-type="float">
            <text:p>1.24598</text:p>
          </table:table-cell>
          <table:table-cell office:value-type="float" office:value="4.968736" calcext:value-type="float">
            <text:p>4.968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4.12733866666667" calcext:value-type="float">
            <text:p>4.12734</text:p>
          </table:table-cell>
          <table:table-cell table:formula="of:=AVERAGE([.BT16:.BT20])" office:value-type="float" office:value="1.3094416" calcext:value-type="float">
            <text:p>1.30944</text:p>
          </table:table-cell>
          <table:table-cell table:formula="of:=AVERAGE([.BU16:.BU20])" office:value-type="float" office:value="5.2319872" calcext:value-type="float">
            <text:p>5.231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2661066666667" calcext:value-type="float">
            <text:p>4.12661</text:p>
          </table:table-cell>
          <table:table-cell office:value-type="float" office:value="1.329216" calcext:value-type="float">
            <text:p>1.32922</text:p>
          </table:table-cell>
          <table:table-cell office:value-type="float" office:value="5.313152" calcext:value-type="float">
            <text:p>5.31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564266666667" calcext:value-type="float">
            <text:p>4.05564</text:p>
          </table:table-cell>
          <table:table-cell office:value-type="float" office:value="1.39896" calcext:value-type="float">
            <text:p>1.39896</text:p>
          </table:table-cell>
          <table:table-cell office:value-type="float" office:value="5.568032" calcext:value-type="float">
            <text:p>5.568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03801066666667" calcext:value-type="float">
            <text:p>4.03801</text:p>
          </table:table-cell>
          <table:table-cell office:value-type="float" office:value="1.443668" calcext:value-type="float">
            <text:p>1.44367</text:p>
          </table:table-cell>
          <table:table-cell office:value-type="float" office:value="5.800944" calcext:value-type="float">
            <text:p>5.800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97333333333" calcext:value-type="float">
            <text:p>4.02997</text:p>
          </table:table-cell>
          <table:table-cell office:value-type="float" office:value="1.44658" calcext:value-type="float">
            <text:p>1.44658</text:p>
          </table:table-cell>
          <table:table-cell office:value-type="float" office:value="5.79216" calcext:value-type="float">
            <text:p>5.79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805066666667" calcext:value-type="float">
            <text:p>4.01805</text:p>
          </table:table-cell>
          <table:table-cell office:value-type="float" office:value="1.497188" calcext:value-type="float">
            <text:p>1.49719</text:p>
          </table:table-cell>
          <table:table-cell office:value-type="float" office:value="5.923136" calcext:value-type="float">
            <text:p>5.92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9353066666667" calcext:value-type="float">
            <text:p>3.99353</text:p>
          </table:table-cell>
          <table:table-cell office:value-type="float" office:value="1.499732" calcext:value-type="float">
            <text:p>1.49973</text:p>
          </table:table-cell>
          <table:table-cell office:value-type="float" office:value="6.019024" calcext:value-type="float">
            <text:p>6.019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774666666667" calcext:value-type="float">
            <text:p>3.94775</text:p>
          </table:table-cell>
          <table:table-cell office:value-type="float" office:value="1.580108" calcext:value-type="float">
            <text:p>1.58011</text:p>
          </table:table-cell>
          <table:table-cell office:value-type="float" office:value="6.3388" calcext:value-type="float">
            <text:p>6.33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722133333333" calcext:value-type="float">
            <text:p>3.90722</text:p>
          </table:table-cell>
          <table:table-cell office:value-type="float" office:value="1.660928" calcext:value-type="float">
            <text:p>1.66093</text:p>
          </table:table-cell>
          <table:table-cell office:value-type="float" office:value="6.673296" calcext:value-type="float">
            <text:p>6.67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139466666667" calcext:value-type="float">
            <text:p>3.90139</text:p>
          </table:table-cell>
          <table:table-cell office:value-type="float" office:value="1.679832" calcext:value-type="float">
            <text:p>1.67983</text:p>
          </table:table-cell>
          <table:table-cell office:value-type="float" office:value="6.701376" calcext:value-type="float">
            <text:p>6.701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572266666667" calcext:value-type="float">
            <text:p>3.84572</text:p>
          </table:table-cell>
          <table:table-cell office:value-type="float" office:value="1.718124" calcext:value-type="float">
            <text:p>1.71812</text:p>
          </table:table-cell>
          <table:table-cell office:value-type="float" office:value="6.9284" calcext:value-type="float">
            <text:p>6.92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08992" calcext:value-type="float">
            <text:p>3.80899</text:p>
          </table:table-cell>
          <table:table-cell office:value-type="float" office:value="1.787256" calcext:value-type="float">
            <text:p>1.78726</text:p>
          </table:table-cell>
          <table:table-cell office:value-type="float" office:value="7.189504" calcext:value-type="float">
            <text:p>7.18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39072" calcext:value-type="float">
            <text:p>3.73907</text:p>
          </table:table-cell>
          <table:table-cell office:value-type="float" office:value="1.922068" calcext:value-type="float">
            <text:p>1.92207</text:p>
          </table:table-cell>
          <table:table-cell office:value-type="float" office:value="7.576384" calcext:value-type="float">
            <text:p>7.57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7066933333333" calcext:value-type="float">
            <text:p>3.67067</text:p>
          </table:table-cell>
          <table:table-cell office:value-type="float" office:value="1.99862" calcext:value-type="float">
            <text:p>1.99862</text:p>
          </table:table-cell>
          <table:table-cell office:value-type="float" office:value="8.014304" calcext:value-type="float">
            <text:p>8.01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40388533333333" calcext:value-type="float">
            <text:p>4.40389</text:p>
          </table:table-cell>
          <table:table-cell office:value-type="float" office:value="0.866208" calcext:value-type="float">
            <text:p>0.86621</text:p>
          </table:table-cell>
          <table:table-cell office:value-type="float" office:value="3.47296" calcext:value-type="float">
            <text:p>3.47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4.03269706666667" calcext:value-type="float">
            <text:p>4.0327</text:p>
          </table:table-cell>
          <table:table-cell table:formula="of:=AVERAGE([.BT31:.BT45])" office:value-type="float" office:value="1.44703573333333" calcext:value-type="float">
            <text:p>1.44704</text:p>
          </table:table-cell>
          <table:table-cell table:formula="of:=AVERAGE([.BU31:.BU45])" office:value-type="float" office:value="5.7956736" calcext:value-type="float">
            <text:p>5.795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38056" calcext:value-type="float">
            <text:p>4.23806</text:p>
          </table:table-cell>
          <table:table-cell office:value-type="float" office:value="1.15208" calcext:value-type="float">
            <text:p>1.15208</text:p>
          </table:table-cell>
          <table:table-cell office:value-type="float" office:value="4.670768" calcext:value-type="float">
            <text:p>4.670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4.25159093333333" calcext:value-type="float">
            <text:p>4.25159</text:p>
          </table:table-cell>
          <table:table-cell table:formula="of:=AVERAGE([.BT31:.BT35])" office:value-type="float" office:value="1.1254992" calcext:value-type="float">
            <text:p>1.1255</text:p>
          </table:table-cell>
          <table:table-cell table:formula="of:=AVERAGE([.BU31:.BU35])" office:value-type="float" office:value="4.498864" calcext:value-type="float">
            <text:p>4.4988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1708" calcext:value-type="float">
            <text:p>4.21708</text:p>
          </table:table-cell>
          <table:table-cell office:value-type="float" office:value="1.180312" calcext:value-type="float">
            <text:p>1.18031</text:p>
          </table:table-cell>
          <table:table-cell office:value-type="float" office:value="4.769408" calcext:value-type="float">
            <text:p>4.769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614666666667" calcext:value-type="float">
            <text:p>4.21615</text:p>
          </table:table-cell>
          <table:table-cell office:value-type="float" office:value="1.21032" calcext:value-type="float">
            <text:p>1.21032</text:p>
          </table:table-cell>
          <table:table-cell office:value-type="float" office:value="4.721552" calcext:value-type="float">
            <text:p>4.721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278666666667" calcext:value-type="float">
            <text:p>4.18279</text:p>
          </table:table-cell>
          <table:table-cell office:value-type="float" office:value="1.218576" calcext:value-type="float">
            <text:p>1.21858</text:p>
          </table:table-cell>
          <table:table-cell office:value-type="float" office:value="4.859632" calcext:value-type="float">
            <text:p>4.8596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71384" calcext:value-type="float">
            <text:p>4.07138</text:p>
          </table:table-cell>
          <table:table-cell office:value-type="float" office:value="1.411844" calcext:value-type="float">
            <text:p>1.41184</text:p>
          </table:table-cell>
          <table:table-cell office:value-type="float" office:value="5.675424" calcext:value-type="float">
            <text:p>5.67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2211733333333" calcext:value-type="float">
            <text:p>4.02212</text:p>
          </table:table-cell>
          <table:table-cell office:value-type="float" office:value="1.447788" calcext:value-type="float">
            <text:p>1.44779</text:p>
          </table:table-cell>
          <table:table-cell office:value-type="float" office:value="5.805904" calcext:value-type="float">
            <text:p>5.8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14128" calcext:value-type="float">
            <text:p>4.01413</text:p>
          </table:table-cell>
          <table:table-cell office:value-type="float" office:value="1.441456" calcext:value-type="float">
            <text:p>1.44146</text:p>
          </table:table-cell>
          <table:table-cell office:value-type="float" office:value="5.825008" calcext:value-type="float">
            <text:p>5.825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4527466666667" calcext:value-type="float">
            <text:p>3.94527</text:p>
          </table:table-cell>
          <table:table-cell office:value-type="float" office:value="1.612992" calcext:value-type="float">
            <text:p>1.61299</text:p>
          </table:table-cell>
          <table:table-cell office:value-type="float" office:value="6.566416" calcext:value-type="float">
            <text:p>6.566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768" calcext:value-type="float">
            <text:p>3.93768</text:p>
          </table:table-cell>
          <table:table-cell office:value-type="float" office:value="1.58224" calcext:value-type="float">
            <text:p>1.58224</text:p>
          </table:table-cell>
          <table:table-cell office:value-type="float" office:value="6.378672" calcext:value-type="float">
            <text:p>6.378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2498933333333" calcext:value-type="float">
            <text:p>3.92499</text:p>
          </table:table-cell>
          <table:table-cell office:value-type="float" office:value="1.59984" calcext:value-type="float">
            <text:p>1.59984</text:p>
          </table:table-cell>
          <table:table-cell office:value-type="float" office:value="6.312208" calcext:value-type="float">
            <text:p>6.312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056266666667" calcext:value-type="float">
            <text:p>3.89056</text:p>
          </table:table-cell>
          <table:table-cell office:value-type="float" office:value="1.65048" calcext:value-type="float">
            <text:p>1.65048</text:p>
          </table:table-cell>
          <table:table-cell office:value-type="float" office:value="6.591824" calcext:value-type="float">
            <text:p>6.59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6791733333333" calcext:value-type="float">
            <text:p>3.86792</text:p>
          </table:table-cell>
          <table:table-cell office:value-type="float" office:value="1.697604" calcext:value-type="float">
            <text:p>1.6976</text:p>
          </table:table-cell>
          <table:table-cell office:value-type="float" office:value="6.778816" calcext:value-type="float">
            <text:p>6.778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99752" calcext:value-type="float">
            <text:p>3.79975</text:p>
          </table:table-cell>
          <table:table-cell office:value-type="float" office:value="1.772616" calcext:value-type="float">
            <text:p>1.77262</text:p>
          </table:table-cell>
          <table:table-cell office:value-type="float" office:value="7.06608" calcext:value-type="float">
            <text:p>7.06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58696" calcext:value-type="float">
            <text:p>3.7587</text:p>
          </table:table-cell>
          <table:table-cell office:value-type="float" office:value="1.86118" calcext:value-type="float">
            <text:p>1.86118</text:p>
          </table:table-cell>
          <table:table-cell office:value-type="float" office:value="7.440432" calcext:value-type="float">
            <text:p>7.44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4236" calcext:value-type="float">
            <text:p>3.74236</text:p>
          </table:table-cell>
          <table:table-cell office:value-type="float" office:value="1.887236" calcext:value-type="float">
            <text:p>1.88724</text:p>
          </table:table-cell>
          <table:table-cell office:value-type="float" office:value="7.553232" calcext:value-type="float">
            <text:p>7.55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4.03206168888889" calcext:value-type="float">
            <text:p>4.03206</text:p>
          </table:table-cell>
          <table:table-cell table:formula="of:=AVERAGE([.BT46:.BT60])" office:value-type="float" office:value="1.45582613333333" calcext:value-type="float">
            <text:p>1.45583</text:p>
          </table:table-cell>
          <table:table-cell table:formula="of:=AVERAGE([.BU46:.BU60])" office:value-type="float" office:value="5.81577386666667" calcext:value-type="float">
            <text:p>5.8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28696" calcext:value-type="float">
            <text:p>3.8287</text:p>
          </table:table-cell>
          <table:table-cell office:value-type="float" office:value="1.784712" calcext:value-type="float">
            <text:p>1.78471</text:p>
          </table:table-cell>
          <table:table-cell office:value-type="float" office:value="7.163232" calcext:value-type="float">
            <text:p>7.163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3.8382768" calcext:value-type="float">
            <text:p>3.83828</text:p>
          </table:table-cell>
          <table:table-cell table:formula="of:=AVERAGE([.BT46:.BT50])" office:value-type="float" office:value="1.7449496" calcext:value-type="float">
            <text:p>1.74495</text:p>
          </table:table-cell>
          <table:table-cell table:formula="of:=AVERAGE([.BU46:.BU50])" office:value-type="float" office:value="6.9669824" calcext:value-type="float">
            <text:p>6.96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6550933333333" calcext:value-type="float">
            <text:p>3.86551</text:p>
          </table:table-cell>
          <table:table-cell office:value-type="float" office:value="1.702256" calcext:value-type="float">
            <text:p>1.70226</text:p>
          </table:table-cell>
          <table:table-cell office:value-type="float" office:value="6.820624" calcext:value-type="float">
            <text:p>6.820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5552" calcext:value-type="float">
            <text:p>3.88555</text:p>
          </table:table-cell>
          <table:table-cell office:value-type="float" office:value="1.685348" calcext:value-type="float">
            <text:p>1.68535</text:p>
          </table:table-cell>
          <table:table-cell office:value-type="float" office:value="6.751488" calcext:value-type="float">
            <text:p>6.751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6926666666667" calcext:value-type="float">
            <text:p>3.86927</text:p>
          </table:table-cell>
          <table:table-cell office:value-type="float" office:value="1.665196" calcext:value-type="float">
            <text:p>1.6652</text:p>
          </table:table-cell>
          <table:table-cell office:value-type="float" office:value="6.546336" calcext:value-type="float">
            <text:p>6.546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4768" calcext:value-type="float">
            <text:p>3.94477</text:p>
          </table:table-cell>
          <table:table-cell office:value-type="float" office:value="1.594088" calcext:value-type="float">
            <text:p>1.59409</text:p>
          </table:table-cell>
          <table:table-cell office:value-type="float" office:value="6.32664" calcext:value-type="float">
            <text:p>6.326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612" calcext:value-type="float">
            <text:p>3.95612</text:p>
          </table:table-cell>
          <table:table-cell office:value-type="float" office:value="1.578496" calcext:value-type="float">
            <text:p>1.5785</text:p>
          </table:table-cell>
          <table:table-cell office:value-type="float" office:value="6.401136" calcext:value-type="float">
            <text:p>6.401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691466666667" calcext:value-type="float">
            <text:p>4.04691</text:p>
          </table:table-cell>
          <table:table-cell office:value-type="float" office:value="1.448664" calcext:value-type="float">
            <text:p>1.44866</text:p>
          </table:table-cell>
          <table:table-cell office:value-type="float" office:value="5.779904" calcext:value-type="float">
            <text:p>5.77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59192" calcext:value-type="float">
            <text:p>4.05919</text:p>
          </table:table-cell>
          <table:table-cell office:value-type="float" office:value="1.448564" calcext:value-type="float">
            <text:p>1.44856</text:p>
          </table:table-cell>
          <table:table-cell office:value-type="float" office:value="5.735072" calcext:value-type="float">
            <text:p>5.735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32856" calcext:value-type="float">
            <text:p>4.03286</text:p>
          </table:table-cell>
          <table:table-cell office:value-type="float" office:value="1.431796" calcext:value-type="float">
            <text:p>1.4318</text:p>
          </table:table-cell>
          <table:table-cell office:value-type="float" office:value="5.699136" calcext:value-type="float">
            <text:p>5.699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427733333333" calcext:value-type="float">
            <text:p>4.19428</text:p>
          </table:table-cell>
          <table:table-cell office:value-type="float" office:value="1.215828" calcext:value-type="float">
            <text:p>1.21583</text:p>
          </table:table-cell>
          <table:table-cell office:value-type="float" office:value="4.877984" calcext:value-type="float">
            <text:p>4.877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0695466666667" calcext:value-type="float">
            <text:p>4.20695</text:p>
          </table:table-cell>
          <table:table-cell office:value-type="float" office:value="1.183636" calcext:value-type="float">
            <text:p>1.18364</text:p>
          </table:table-cell>
          <table:table-cell office:value-type="float" office:value="4.686384" calcext:value-type="float">
            <text:p>4.68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88552" calcext:value-type="float">
            <text:p>4.18855</text:p>
          </table:table-cell>
          <table:table-cell office:value-type="float" office:value="1.182632" calcext:value-type="float">
            <text:p>1.18263</text:p>
          </table:table-cell>
          <table:table-cell office:value-type="float" office:value="4.850256" calcext:value-type="float">
            <text:p>4.850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785866666667" calcext:value-type="float">
            <text:p>4.22786</text:p>
          </table:table-cell>
          <table:table-cell office:value-type="float" office:value="1.149048" calcext:value-type="float">
            <text:p>1.14905</text:p>
          </table:table-cell>
          <table:table-cell office:value-type="float" office:value="4.533744" calcext:value-type="float">
            <text:p>4.533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32048" calcext:value-type="float">
            <text:p>4.43205</text:p>
          </table:table-cell>
          <table:table-cell office:value-type="float" office:value="0.879892" calcext:value-type="float">
            <text:p>0.87989</text:p>
          </table:table-cell>
          <table:table-cell office:value-type="float" office:value="3.51144" calcext:value-type="float">
            <text:p>3.5114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8:57:59.436661982</dc:date>
    <meta:document-statistic meta:table-count="2" meta:cell-count="9024" meta:object-count="0"/>
    <meta:generator>LibreOffice/4.2.8.2$Linux_X86_64 LibreOffice_project/420m0$Build-2</meta:generator>
  </office:meta>
</office:document-meta>
</file>